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1" svg:font-family="Consolas, monospace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Consolas" fo:font-size="10pt" style:font-size-asian="10pt" style:font-size-complex="10pt"/>
    </style:style>
    <style:style style:name="P3" style:family="paragraph" style:parent-style-name="Standard">
      <style:text-properties fo:color="#000000" style:font-name="Consolas" fo:font-size="8pt" style:text-underline-style="none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text-properties fo:color="#000000" style:font-name="Consolas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text-properties fo:color="#0000ff" style:font-name="Consolas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fo:color="#9966cc" style:font-name="Consolas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list-style-name="L1">
      <style:text-properties fo:color="#9966cc" style:font-name="Consolas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color="#000000" style:font-name="Consola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text-properties fo:color="#000000" style:font-name="Consolas" fo:font-size="14pt" style:text-underline-style="none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text-properties fo:color="#000000" style:font-name="Consolas" fo:font-size="8pt" style:text-underline-style="none" fo:font-weight="normal" style:font-size-asian="8pt" style:font-weight-asian="normal" style:font-size-complex="8pt" style:font-weight-complex="normal"/>
    </style:style>
    <style:style style:name="P12" style:family="paragraph" style:parent-style-name="Standard" style:list-style-name="L1">
      <style:text-properties fo:color="#000000" style:font-name="Consolas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 style:list-style-name="L1">
      <style:text-properties fo:color="#000000" style:font-name="Consolas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text-properties fo:color="#000000" style:font-name="Consolas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 style:list-style-name="L1">
      <style:text-properties fo:color="#000000" style:font-name="Consolas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2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text-properties fo:color="#999999" style:font-name="Consolas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 style:list-style-name="L1">
      <style:text-properties fo:color="#999999" style:font-name="Consolas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Standard" style:list-style-name="L1">
      <style:text-properties fo:color="#999999" style:font-name="Consolas" fo:font-size="8pt"/>
    </style:style>
    <style:style style:name="P20" style:family="paragraph" style:parent-style-name="Standard" style:list-style-name="L1">
      <style:text-properties fo:color="#999999"/>
    </style:style>
    <style:style style:name="P21" style:family="paragraph" style:parent-style-name="Standard" style:list-style-name="L1">
      <style:text-properties fo:color="#0000ff" style:font-name="Consolas" fo:font-size="8pt" fo:font-weight="normal" style:font-size-asian="8pt" style:font-weight-asian="normal" style:font-size-complex="8pt" style:font-weight-complex="normal"/>
    </style:style>
    <style:style style:name="P22" style:family="paragraph" style:parent-style-name="Standard" style:list-style-name="L1">
      <style:text-properties fo:color="#0000ff" style:font-name="Consolas" fo:font-size="8pt" style:text-underline-style="none" fo:font-weight="normal" style:font-size-asian="8pt" style:font-weight-asian="normal" style:font-size-complex="8pt" style:font-weight-complex="normal"/>
    </style:style>
    <style:style style:name="P23" style:family="paragraph" style:parent-style-name="Standard" style:list-style-name="L1">
      <style:text-properties fo:color="#0000ff" style:font-name="Consolas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 style:list-style-name="L2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ff"/>
    </style:style>
    <style:style style:name="T2" style:family="text">
      <style:text-properties fo:color="#0000ff" fo:font-weight="normal" style:font-weight-asian="normal" style:font-weight-complex="normal"/>
    </style:style>
    <style:style style:name="T3" style:family="text">
      <style:text-properties fo:color="#0000ff" style:font-name="Consolas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0000ff" style:font-name="Consolas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00ff" style:font-name="Consolas1"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size-asian="8pt" style:font-weight-asian="normal" style:font-size-complex="8pt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size-asian="8pt" style:font-weight-asian="bold" style:font-size-complex="8pt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style:font-name="Consolas" fo:font-size="8pt" fo:font-weight="bold" style:font-size-asian="8pt" style:font-weight-asian="bold" style:font-size-complex="8pt" style:font-weight-complex="bold"/>
    </style:style>
    <style:style style:name="T15" style:family="text">
      <style:text-properties fo:color="#000000" style:font-name="Consolas1" fo:font-size="8pt" fo:font-weight="normal" style:font-size-asian="8pt" style:font-weight-asian="normal" style:font-size-complex="8pt" style:font-weight-complex="normal"/>
    </style:style>
    <style:style style:name="T16" style:family="text">
      <style:text-properties style:font-name="Consolas" fo:font-size="8pt" style:text-underline-style="none" fo:font-weight="normal" style:font-size-asian="8pt" style:font-weight-asian="normal" style:font-size-complex="8pt" style:font-weight-complex="normal"/>
    </style:style>
    <style:style style:name="T17" style:family="text">
      <style:text-properties style:font-name="Consolas" fo:font-size="8pt" fo:font-weight="normal" style:font-size-asian="8pt" style:font-weight-asian="normal" style:font-size-complex="8pt" style:font-weight-complex="normal"/>
    </style:style>
    <style:style style:name="T18" style:family="text">
      <style:text-properties style:font-name="Consolas" fo:font-size="8pt" fo:font-weight="bold" style:font-size-asian="8pt" style:font-weight-asian="bold" style:font-size-complex="8pt" style:font-weight-complex="bold"/>
    </style:style>
    <style:style style:name="T19" style:family="text">
      <style:text-properties style:font-name="Consolas1"/>
    </style:style>
    <style:style style:name="T20" style:family="text">
      <style:text-properties fo:color="#999999" style:font-name="Consolas" fo:font-size="8pt" fo:font-weight="normal" style:font-size-asian="8pt" style:font-weight-asian="normal" style:font-size-complex="8pt" style:font-weight-complex="normal"/>
    </style:style>
    <style:style style:name="T21" style:family="text">
      <style:text-properties fo:color="#999999" style:font-name="Consolas" fo:font-size="8pt" style:text-underline-style="none" fo:font-weight="normal" style:font-size-asian="8pt" style:font-weight-asian="normal" style:font-size-complex="8pt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</office:automatic-styles>
  <office:body>
    <office:text>
      <office:forms form:automatic-focus="false" form:apply-design-mode="false">
        <form:form form:name="aspnetForm" form:apply-filter="true" form:method="post" form:control-implementation="ooo:com.sun.star.form.component.Form" office:target-frame="" xlink:href="../../../../../../../../apps/shpo/gisdb/Lists/Requirements/AllItems.aspx%3FSortField=Group&amp;SortDir=Asc&amp;View=%257B483FCDF3%252D421F%252D4F1A%252DA71B%252D2C7960927C4C%257D&amp;FilterField1=Group&amp;FilterValue1=Privileges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 SHPO-GIS-Database <text:span text:style-name="T6">[charttype:orgchart]</text:span><text:span text:style-name="T2">[orientation:horizontal]</text:span></text:p>
      <text:list xml:id="list33275026" text:style-name="L1">
        <text:list-item>
          <text:p text:style-name="P7">aslkfjasdldkf</text:p>
        </text:list-item>
        <text:list-item>
          <text:p text:style-name="P8"/>
        </text:list-item>
        <text:list-item>
          <text:p text:style-name="P8">System-Requirements</text:p>
          <text:list>
            <text:list-item>
              <text:p text:style-name="P9">System</text:p>
              <text:list>
                <text:list-item>
                  <text:p text:style-name="P17"><text:span text:style-name="T8">Functional</text:span>-Requirement[status:][name: <text:span text:style-name="T13">Multi-Process</text:span><text:span text:style-name="T12"> </text:span><text:s text:c="5"/>][description: Provide a system that drives and controls one and more data collection/review <text:s/>processes.]</text:p>
                </text:list-item>
                <text:list-item>
                  <text:p text:style-name="P18">Functional-Requirement[status:][name: <text:span text:style-name="T13">Multi-User</text:span><text:span text:style-name="T10"> </text:span><text:s text:c="8"/>][description: Provide access for 25 concurent SHPO staff via <text:s/>an internet install for reviews, and <text:s/>user, <text:s/>process and system management]</text:p>
                </text:list-item>
                <text:list-item>
                  <text:p text:style-name="P6"><text:span text:style-name="T21">Functional</text:span><text:span text:style-name="T20">-Requirement[status:][name: Multi-Access-Point ][description: Provide multiple access points. At a minimumn an Access-Point for public (Internet) to collect data and an Access-Point for governemt (Intranet) to manage and administer data. <text:s/>S</text:span><text:span text:style-name="T3">ee Network-Architecture-Concept http://hcs631intrpw001:42820/apps/shpo/gisdb/Diagrams/Network-Architecture-Concept.pdf]</text:span></text:p>
                </text:list-item>
                <text:list-item>
                  <text:p text:style-name="P18"/>
                </text:list-item>
                <text:list-item>
                  <text:p text:style-name="P18">Functional-Requirement[status:][name: <text:span text:style-name="T13">Actor-Oriented</text:span><text:span text:style-name="T10"> </text:span><text:s text:c="4"/>][description: Provide actors with abilities to control their own interactions within the system. Minimize system adiminstrator tasks.]</text:p>
                </text:list-item>
                <text:list-item>
                  <text:p text:style-name="P18"><text:span text:style-name="T8">Functional-Requirement[status:][name: </text:span><text:span text:style-name="T13">Conversational</text:span><text:span text:style-name="T10"> </text:span><text:span text:style-name="T8"><text:s text:c="4"/>][description: Provide communications to facilitate reviews and actor interactions and support]</text:span></text:p>
                </text:list-item>
                <text:list-item>
                  <text:p text:style-name="P17"><text:span text:style-name="T8">Functional</text:span>-Requirement[status:][name: <text:span text:style-name="T13">Task-Driven</text:span><text:span text:style-name="T12"> <text:s/></text:span><text:s text:c="6"/>][description: Provide specific tasks for each actor customized to the current activity as a primary method to move through a process. <text:s/>Tasks replace the need to memorize process steps and simplify the user experience and interface. ]</text:p>
                </text:list-item>
                <text:list-item>
                  <text:p text:style-name="P20"><text:span text:style-name="T16">Functional</text:span><text:span text:style-name="T17">-Requirement[status:][name: </text:span><text:span text:style-name="T14">Transparent</text:span><text:span text:style-name="T17"> ][description: Provide Activity logging for all process and system activities, Display Activities within the scope of each actors permissions, and cross referenced to process and context. <text:s/>For example: We should know that actor V initiated process W from screen X on day Y and time Z. We should know that actor X was granted permissions by system on day Y at Time Z.]</text:span></text:p>
                </text:list-item>
                <text:list-item>
                  <text:p text:style-name="P11"/>
                </text:list-item>
                <text:list-item>
                  <text:p text:style-name="P17"><text:span text:style-name="T8">Functional</text:span>-Requirement[status:][name: <text:span text:style-name="T13">Audit</text:span> <text:s/>][description: Provide audit oriented system for logging for all data changes. <text:s/>We should know that actor A changed row N column U in table V from W to X on day Y at time Z. ]</text:p>
                </text:list-item>
                <text:list-item>
                  <text:p text:style-name="P17"><text:span text:style-name="T8">Functional</text:span>-Requirement[status:][name: <text:span text:style-name="T13">Privileges</text:span>][description: Provide a system that is controlled by actor privileges. Configure Actor privileges for least amount of privilege to complete a legitimate task. This extends to actor privileges in relationship to system access, data access, screen and screen component access. Limit permissions to exactly those required ]</text:p>
                </text:list-item>
                <text:list-item>
                  <text:p text:style-name="P17"/>
                </text:list-item>
                <text:list-item>
                  <text:p text:style-name="P11"/>
                </text:list-item>
                <text:list-item>
                  <text:p text:style-name="P18"/>
                </text:list-item>
                <text:list-item>
                  <text:p text:style-name="P17"><text:span text:style-name="T8">Functional</text:span>-Requirement[status:][name: <text:span text:style-name="T13">Securtiy</text:span><text:span text:style-name="T10"> </text:span><text:s text:c="7"/>][description: Secure all system access points, and servers. Secure data transport, Secure data content, Prevent unauthorized access.]</text:p>
                </text:list-item>
                <text:list-item>
                  <text:p text:style-name="P12"/>
                </text:list-item>
                <text:list-item>
                  <text:p text:style-name="P17">Constraint [status:][name: <text:span text:style-name="T13">Browser-Only</text:span>][description: Systems that require special client software installs will be rejected based on our inability to support such a delivery system. ]</text:p>
                </text:list-item>
                <text:list-item>
                  <text:p text:style-name="P18"/>
                </text:list-item>
                <text:list-item>
                  <text:p text:style-name="P17"><text:span text:style-name="T8">Functional</text:span>-Requirement[status:][name: <text:span text:style-name="T13">Storage</text:span> <text:s text:c="8"/>][description: Provide a system that creates, reads, updates, and deletes system data, process data, geographic data. <text:s/>Data-Storage system should be seperated from data-collection system.]</text:p>
                </text:list-item>
                <text:list-item>
                  <text:p text:style-name="P17"><text:span text:style-name="T8">Functional</text:span>-Requirement[status:][name: <text:span text:style-name="T13">Collection</text:span> <text:s text:c="5"/>][description: Provide Screens and data collecting controls and components to collect text/files/images/geographic coordinates in a coordinated/logical/configurable manner.]</text:p>
                </text:list-item>
                <text:list-item>
                  <text:p text:style-name="P17"><text:span text:style-name="T8">Functional</text:span>-Requirement[status:][name: <text:span text:style-name="T13">Review</text:span> <text:s text:c="5"/>][description: Provide Screens and data collecting controls and components to collect comments and reviews provided via process content.]</text:p>
                </text:list-item>
                <text:list-item>
                  <text:p text:style-name="P17"><text:span text:style-name="T8">Functional</text:span>-Requirement[status:][name: <text:span text:style-name="T13">Extendable</text:span> <text:s text:c="5"/>][description: Provide a system that is extendable to run one and more processes. <text:s/>Includes ability to create processes of one or more screens.]</text:p>
                </text:list-item>
                <text:list-item>
                  <text:p text:style-name="P17"><text:span text:style-name="T8">Functional</text:span>-Requirement[status:][name: <text:span text:style-name="T13">Configurable</text:span> <text:s text:c="3"/>][description: Provide a system that can be customized <text:s/>to create/modify processes and process components readily and logically.]</text:p>
                </text:list-item>
                <text:list-item>
                  <text:p text:style-name="P17"><text:span text:style-name="T8">Functional</text:span>-Requirement[status:][name: <text:span text:style-name="T13">Manageable</text:span> <text:s text:c="5"/>][description: Provide a system that is configurable and can be modified and adapted to an environment where the norm includes deployment process as a progression of steps and different physical environments before an a system or system changes are deployed to a production environment. (i.e., from process development, to process testing, to process quality assurance, to production envirnment.]</text:p>
                </text:list-item>
                <text:list-item>
                  <text:p text:style-name="P17"><text:span text:style-name="T8">Functional</text:span>-Requirement[status:][name: <text:span text:style-name="T13">Geographic</text:span><text:span text:style-name="T12"> (GIS)</text:span> <text:s text:c="4"/>][description: Provide a system that supports Geographic Information collection/editing/display/geocoding for one or more geographic feature sets/files.]</text:p>
                </text:list-item>
                <text:list-item>
                  <text:p text:style-name="P12"><text:span text:style-name="T8">Functional</text:span>-Requirement[status:][name: <text:span text:style-name="T10">Search</text:span> <text:s text:c="4"/>][description: Provide a system that supports text and geographic search strategies.]</text:p>
                </text:list-item>
                <text:list-item>
                  <text:p text:style-name="P12"/>
                </text:list-item>
                <text:list-item>
                  <text:p text:style-name="P12"/>
                </text:list-item>
                <text:list-item>
                  <text:p text:style-name="P12"><text:span text:style-name="T8">Functional</text:span>-Requirement[status:][name: <text:span text:style-name="T10">Data-Management-Plan</text:span>][description:Provide a configurable method to automate the transfer of data from collection and review processes to long term reference and support system.]</text:p>
                </text:list-item>
                <text:list-item>
                  <text:p text:style-name="P12"><text:span text:style-name="T8">Functional</text:span>-Requirement[status:][name: <text:span text:style-name="T10">Data-Mobile</text:span> <text:s text:c="4"/>][description:]</text:p>
                </text:list-item>
                <text:list-item>
                  <text:p text:style-name="P12"><text:span text:style-name="T8">Functional</text:span>-Requirement[status:][name: <text:span text:style-name="T10">Data-Sharing</text:span> <text:s text:c="3"/>][description:]</text:p>
                </text:list-item>
                <text:list-item>
                  <text:p text:style-name="P12"><text:span text:style-name="T8">Functional</text:span>-Requirement[status:][name: <text:span text:style-name="T10">Escalation</text:span> <text:s text:c="5"/>][description:]</text:p>
                </text:list-item>
              </text:list>
            </text:list-item>
            <text:list-item>
              <text:p text:style-name="P9">Configuration</text:p>
              <text:list>
                <text:list-item>
                  <text:p text:style-name="P12"><text:span text:style-name="T8">Functional-Requirement[status:][name: </text:span><text:span text:style-name="T9">Generalize</text:span><text:span text:style-name="T8">][description: Provide system that is adaptable and configurable to SHPO processes.]</text:span></text:p>
                </text:list-item>
                <text:list-item>
                  <text:p text:style-name="P12"><text:span text:style-name="T8">Functional</text:span>-Requirement[status:][name: <text:span text:style-name="T10">Process</text:span> ][description: ]</text:p>
                </text:list-item>
                <text:list-item>
                  <text:p text:style-name="P12"><text:span text:style-name="T8">Functional</text:span>-Requirement[status:][name: <text:span text:style-name="T10">Screens</text:span> ][description: ]</text:p>
                </text:list-item>
                <text:list-item>
                  <text:p text:style-name="P12"><text:span text:style-name="T8">Functional</text:span>-Requirement[status:][name: <text:span text:style-name="T10">Communications</text:span> ][description: ]</text:p>
                </text:list-item>
                <text:list-item>
                  <text:p text:style-name="P12"><text:span text:style-name="T8">Functional</text:span>-Requirement[status:][name: <text:span text:style-name="T10">Data Management</text:span> ][description: ]</text:p>
                </text:list-item>
                <text:list-item>
                  <text:p text:style-name="P12"><text:span text:style-name="T8">Functional</text:span>-Requirement[status:][name: <text:span text:style-name="T10">Privileges</text:span> ][description: ]</text:p>
                </text:list-item>
              </text:list>
            </text:list-item>
            <text:list-item>
              <text:p text:style-name="P9">Access-Points</text:p>
              <text:list>
                <text:list-item>
                  <text:p text:style-name="P17"><text:span text:style-name="T8">Functional</text:span>-Requirement[status:][name: <text:span text:style-name="T10">Public</text:span>][description: <text:span text:style-name="T1">See Network-Architecture-Concept http://hcs631intrpw001:42820/apps/shpo/gisdb/Diagrams/Network-Architecture-Concept.pdf</text:span>]</text:p>
                </text:list-item>
                <text:list-item>
                  <text:p text:style-name="P6"><text:span text:style-name="T21">Functional</text:span><text:span text:style-name="T20">-Requirement[status:][name: Government][description:See Network-Architecture-Concept http://hcs631intrpw001:42820/apps/shpo/gisdb/Diagrams/Network-Architecture-Concept.pdf]</text:span></text:p>
                </text:list-item>
              </text:list>
            </text:list-item>
            <text:list-item>
              <text:p text:style-name="P9">System-Management</text:p>
              <text:list>
                <text:list-item>
                  <text:p text:style-name="P21"/>
                </text:list-item>
                <text:list-item>
                  <text:p text:style-name="P17"><text:span text:style-name="T8">Functional</text:span>-Requirement[status:][name: Revoke-Actor-Privileges][description:]</text:p>
                </text:list-item>
                <text:list-item>
                  <text:p text:style-name="P18">Functional-Requirement[status:][name: Create-Process-Roles][description:]</text:p>
                </text:list-item>
                <text:list-item>
                  <text:p text:style-name="P18">Functional-Requirement[status:][name: Update-Process-Roles][description:]</text:p>
                </text:list-item>
                <text:list-item>
                  <text:p text:style-name="P18">Functional-Requirement[status:][name: Delete-Process-Roles][description:]</text:p>
                </text:list-item>
                <text:list-item>
                  <text:p text:style-name="P18">Functional-Requirement[status:][name: Create-Process-Role-Privileges][description:]</text:p>
                </text:list-item>
                <text:list-item>
                  <text:p text:style-name="P18">Functional-Requirement[status:][name: Update-Process-Role-Privileges][description:]</text:p>
                </text:list-item>
                <text:list-item>
                  <text:p text:style-name="P18">Functional-Requirement[status:][name: Delete-Process-Role-Privileges][description:]</text:p>
                </text:list-item>
              </text:list>
            </text:list-item>
            <text:list-item>
              <text:p text:style-name="P9">Process-Design-Management</text:p>
              <text:list>
                <text:list-item>
                  <text:p text:style-name="P18"/>
                </text:list-item>
                <text:list-item>
                  <text:p text:style-name="P17"><text:span text:style-name="T8">Functional</text:span>-Requirement[status:][name: Create-Process][description:]</text:p>
                </text:list-item>
                <text:list-item>
                  <text:p text:style-name="P17"><text:span text:style-name="T8">Functional</text:span>-Requirement[status:][name: Update-Process][description:]</text:p>
                </text:list-item>
                <text:list-item>
                  <text:p text:style-name="P18">Functional-Requirement[status:][name: Delete-Process][description:]</text:p>
                </text:list-item>
                <text:list-item>
                  <text:p text:style-name="P21"/>
                </text:list-item>
              </text:list>
            </text:list-item>
            <text:list-item>
              <text:p text:style-name="P23">Process-Deployment-Management</text:p>
              <text:list>
                <text:list-item>
                  <text:p text:style-name="P17"><text:span text:style-name="T8">Functional</text:span>-Requirement[status:][name: Deploy-Test-Process][description:]</text:p>
                </text:list-item>
                <text:list-item>
                  <text:p text:style-name="P17"><text:span text:style-name="T8">Functional</text:span>-Requirement[status:][name: Deploy-QC-Process][description:]</text:p>
                </text:list-item>
                <text:list-item>
                  <text:p text:style-name="P17"><text:span text:style-name="T8">Functional</text:span>-Requirement[status:][name: Deploy-Production-Process][description:]</text:p>
                </text:list-item>
                <text:list-item>
                  <text:p text:style-name="P21"/>
                </text:list-item>
              </text:list>
            </text:list-item>
            <text:list-item>
              <text:p text:style-name="P23">Process-Instance-Management</text:p>
              <text:list>
                <text:list-item>
                  <text:p text:style-name="P17"><text:span text:style-name="T8">Non-Functional</text:span>-Requirement[status:][name: Process-Instances][description:Process-Instances refer to an actual and specific process. ]</text:p>
                </text:list-item>
                <text:list-item>
                  <text:p text:style-name="P18">Functional-Requirement[status:][name: Process-Instance-Assign-Manager][description:]</text:p>
                </text:list-item>
                <text:list-item>
                  <text:p text:style-name="P20"><text:span text:style-name="T16">Functional</text:span><text:span text:style-name="T17">-Requirement[status:][name: Process-Instance-Assign-Reviewer][description:]</text:span></text:p>
                </text:list-item>
                <text:list-item>
                  <text:p text:style-name="P20"><text:span text:style-name="T16">Functional</text:span><text:span text:style-name="T17">-Requirement[status:][name: Process-Instance-Assign-Approver][description:]</text:span></text:p>
                </text:list-item>
                <text:list-item>
                  <text:p text:style-name="P21"/>
                </text:list-item>
              </text:list>
            </text:list-item>
            <text:list-item>
              <text:p text:style-name="P9">Processes</text:p>
              <text:list>
                <text:list-item>
                  <text:p text:style-name="P17"><text:span text:style-name="T8">Functional</text:span>-Requirement[status:][name: Process-<text:span text:style-name="T10">NRHP-PQ </text:span><text:s/>][description: ]</text:p>
                </text:list-item>
                <text:list-item>
                  <text:p text:style-name="P20"><text:span text:style-name="T16">Functional</text:span><text:span text:style-name="T17">-Requirement[status:][name: Process-NRHP-N <text:s text:c="2"/>][description: ]</text:span></text:p>
                </text:list-item>
                <text:list-item>
                  <text:p text:style-name="P20"><text:span text:style-name="T16">Functional</text:span><text:span text:style-name="T17">-Requirement[status:][name: Process-SEC106 <text:s text:c="2"/>][description: ]</text:span></text:p>
                </text:list-item>
                <text:list-item>
                  <text:p text:style-name="P20"><text:span text:style-name="T16">Functional</text:span><text:span text:style-name="T17">-Requirement[status:][name: Process-TAXCREDIT][description: ]</text:span></text:p>
                </text:list-item>
                <text:list-item>
                  <text:p text:style-name="P20"><text:span text:style-name="T16">Functional</text:span><text:span text:style-name="T17">-Requirement[status:][name: Process-LANDMARK ][description: ]</text:span></text:p>
                </text:list-item>
              </text:list>
            </text:list-item>
            <text:list-item>
              <text:p text:style-name="P6">Processes-Common</text:p>
              <text:list>
                <text:list-item>
                  <text:p text:style-name="P18">Functional-Requirement[status:][name: Process-Initiate ][description: ]</text:p>
                </text:list-item>
                <text:list-item>
                  <text:p text:style-name="P20"><text:span text:style-name="T16">Functional</text:span><text:span text:style-name="T17">-Requirement[status:][name: Process-Preliminary Evaluation/Official Preparation][description:]</text:span></text:p>
                </text:list-item>
                <text:list-item>
                  <text:p text:style-name="P20"><text:span text:style-name="T16">Functional</text:span><text:span text:style-name="T17">-Requirement[status:][name: Process-Review Closed and Indirect ][description:]</text:span></text:p>
                </text:list-item>
                <text:list-item>
                  <text:p text:style-name="P20"><text:span text:style-name="T16">Functional-Requirement[status:][name: Process-Activity ][description: ]</text:span></text:p>
                </text:list-item>
                <text:list-item>
                  <text:p text:style-name="P18">Functional-Requirement[status:][name: Process-History ][description: ]</text:p>
                </text:list-item>
                <text:list-item>
                  <text:p text:style-name="P18">Functional-Requirement[status:][name: Process-Closeout ][description: ]</text:p>
                </text:list-item>
              </text:list>
            </text:list-item>
            <text:list-item>
              <text:p text:style-name="P9">System Components</text:p>
              <text:list>
                <text:list-item>
                  <text:p text:style-name="P6"><text:span text:style-name="T21">Functional-Requirement[status:][name:</text:span>Task-Log<text:span text:style-name="T21">][description: ]</text:span></text:p>
                </text:list-item>
                <text:list-item>
                  <text:p text:style-name="P6"><text:span text:style-name="T21">Functional-Requirement[status:][name:</text:span>Activity-Log<text:span text:style-name="T21">][description: ]</text:span></text:p>
                </text:list-item>
                <text:list-item>
                  <text:p text:style-name="P6"><text:span text:style-name="T21">Functional-Requirement[status:][name:</text:span>Search-Log<text:span text:style-name="T21">][description: ]</text:span></text:p>
                </text:list-item>
                <text:list-item>
                  <text:p text:style-name="P6"><text:span text:style-name="T21">Functional-Requirement[status:][name:</text:span>Edit-Log<text:span text:style-name="T21">][description: ]</text:span></text:p>
                </text:list-item>
              </text:list>
            </text:list-item>
          </text:list>
        </text:list-item>
      </text:list>
      <text:p text:style-name="P4"/>
      <text:list xml:id="list35212285" text:continue-numbering="true" text:style-name="L1">
        <text:list-item>
          <text:list>
            <text:list-item>
              <text:p text:style-name="P23">Privileges</text:p>
              <text:list>
                <text:list-item>
                  <text:p text:style-name="P18">Non-Functional-Requirement [status:][name:Privileges-Flow-Diagram][description: See Privileges-Flow-Diagram (http://hcs631intrpw001:42820/apps/shpo/gisdb/Diagrams/Privileges-Flow-Diagram.pdf)]</text:p>
                </text:list-item>
                <text:list-item>
                  <text:p text:style-name="P17"><text:span text:style-name="T8">Functional</text:span>-Requirement[status:][name: <text:span text:style-name="T10">Automatic</text:span>][description: Provide methods to have actors request privileges by providing small amounts of information. For example: to gain/collect privileges to register the actor must give a name, an email and a password. <text:s/>Once the information is submitted <text:s/>then the user is automatically granted privileges to do the next step.]</text:p>
                </text:list-item>
                <text:list-item>
                  <text:p text:style-name="P21"/>
                </text:list-item>
                <text:list-item>
                  <text:p text:style-name="P17"><text:span text:style-name="T8">Functional</text:span>-Requirement[status:][name: <text:span text:style-name="T10">Managed</text:span>][description: Provide methods to have actors request privileges by providing small to moderate amounts of information. For example: Submit a resume to get elevated privileges to see protected archaeological site. Then the actor information is reviewed and a system administrator grants or denies privileges.]</text:p>
                </text:list-item>
                <text:list-item>
                  <text:p text:style-name="P17"/>
                </text:list-item>
                <text:list-item>
                  <text:p text:style-name="P17">Functional-Requirement [status:][name: <text:span text:style-name="T10">Guest</text:span>] [description: Provide guest privileges to give minimum access to the system home screen. <text:s/>Guest privileges allows an actor to login, request a password reminder, initiate an account.]</text:p>
                </text:list-item>
                <text:list-item>
                  <text:p text:style-name="P17"/>
                </text:list-item>
                <text:list-item>
                  <text:p text:style-name="P20"><text:span text:style-name="T17">Functional-Requirement [status:][name: </text:span><text:span text:style-name="T18">Account</text:span><text:span text:style-name="T17">] [description: Provide an actor Account privileges to give minimum access to complete his or her Registration. To elevate privileges from Guest to Account, an actor must provide a full legal name, an email address, and a password. With this information the system can automatically grant the next level of privileges (i.e., Account).]</text:span></text:p>
                </text:list-item>
                <text:list-item>
                  <text:p text:style-name="P17"/>
                </text:list-item>
                <text:list-item>
                  <text:p text:style-name="P17">Functional-Requirement [status:][name: <text:span text:style-name="T10">Registrant</text:span>] [description:Provide an actor with Registrant privileges to give minimum access to request additonal privileges (i.e., National Register of History Places Preliminary Questionnaire, a Section 106 Environmental Review, Landmarks, TaxCredits). To elevate privileges from Account to Registrant, an actor must complete his or her Registration.]</text:p>
                </text:list-item>
                <text:list-item>
                  <text:p text:style-name="P17"/>
                </text:list-item>
                <text:list-item>
                  <text:p text:style-name="P17">Functional-Requirement [status:][name:NRHP-PQ] [description: Provide an actor with National Register Historic Places (NRHP-PQ) privileges and give minimum privileges to initiate a National Register of Historic Places Preliminary Questionnaire (NRHP-PQ) process. To elevate privileges, An actor must initiate a request/task. To be granted privileges, an actor must have (public) + (registrant) privileges. This privilege is granted automatically on request. This task only needs to be completed once per actor.]</text:p>
                </text:list-item>
                <text:list-item>
                  <text:p text:style-name="P21"/>
                </text:list-item>
                <text:list-item>
                  <text:p text:style-name="P20"><text:span text:style-name="T17">Functional-Requirement [status:][name:</text:span><text:span text:style-name="T18">NRHP-N</text:span><text:span text:style-name="T17">] [description: Provide National Register Historic Places Nomination (NRHP-N) privileges and give minimum privileges to contribute to a National Register Historic Places Nomination (NRHP) instance. To elevate privileges from NRHP-PQ to NRHP-N, an actor must be granted NRHP-N privileges by the NRHP-PQ manager. To be granted NRHP-N privileges, an actor must have (public) + (registrant) + (editor) privileges on a specific NRHP-PQ process instance.This privilege is granted automatically on request. This task only needs to be completed once per actor.]</text:span></text:p>
                </text:list-item>
                <text:list-item>
                  <text:p text:style-name="P21"/>
                </text:list-item>
                <text:list-item>
                  <text:p text:style-name="P17">Functional-Requirement [status:][name:SEC106] [description:Provide an actor Section 106 Envirnmental Review (SEC106) privileges and give minimum privileges to initiate a Section 106 Environmental Review (SEC106) process instance. To elevate privileges from Registrant to SEC106, an actor must request SEC106 privileges and already have (public) + (registrant) privileges. <text:s/>This privilege is granted automatically on request. This task only needs to be completed once per actor.]</text:p>
                </text:list-item>
                <text:list-item>
                  <text:p text:style-name="P21"/>
                </text:list-item>
                <text:list-item>
                  <text:p text:style-name="P20"><text:span text:style-name="T17">Functional-Requirement [status:][name:</text:span><text:span text:style-name="T18">LANDMARK</text:span><text:span text:style-name="T17">] [description:Provide Landmark privileges to give an actor minimum privileges to initiate a Landmark process instance. To elevate privileges from Registrant to LANDMARK, an actor must request LANDMARK privileges and already have (public) + (registrant) privileges. This privilege is granted automatically on request. This task only needs to be completed once per actor.]</text:span></text:p>
                </text:list-item>
                <text:list-item>
                  <text:p text:style-name="P21"/>
                </text:list-item>
                <text:list-item>
                  <text:p text:style-name="P20"><text:span text:style-name="T17">Functional-Requirement [status:][name:</text:span><text:span text:style-name="T18">TAX-CREDIT</text:span><text:span text:style-name="T17">] [description:Provide Tax Credit privileges to give an actor minimum privileges to initiate a Tax Credit process instance. To elevate privileges from Registrant to TAX-CREDIT, an actor must request TAXCREDIT privileges and already have (public) + (registrant) privileges.This privilege is granted automatically on request. This task only needs to be completed once per actor.]</text:span></text:p>
                </text:list-item>
                <text:list-item>
                  <text:p text:style-name="P21"/>
                </text:list-item>
                <text:list-item>
                  <text:p text:style-name="P20"><text:span text:style-name="T17">Functional-Requirement [status:][name:</text:span><text:span text:style-name="T18">editor</text:span><text:span text:style-name="T17">] [description:Provide editor privileges to give an actor minimum access to 'contribute to', 'invite helpers' to, and 'submit' a specific process (i.e., Questionnaire, Nomination, Review, or Application). Editor privileges are tied to specific Questionnaire, Nomination, Review, or Applications. <text:s/>To elevate privileges, <text:s/>an actor must have (public) + (registrant) privileges plus one or more of the following privileges: (NRHP-PQ), (NRHP-N), <text:s/>(SEC106), (LANDMARK), or (TAX-CREDIT), and must initate at least one new instance of a process (i.e., Questionnaire, Nomination, Review, or Application). <text:s/>Each instance of a process must be associated with at least one actor with (editor) privileges.]</text:span></text:p>
                </text:list-item>
                <text:list-item>
                  <text:p text:style-name="P17"/>
                </text:list-item>
                <text:list-item>
                  <text:p text:style-name="P21">Functional-Requirement [status:][name: <text:span text:style-name="T10">instance-editor</text:span>] [description:]</text:p>
                </text:list-item>
                <text:list-item>
                  <text:p text:style-name="P17"/>
                </text:list-item>
                <text:list-item>
                  <text:p text:style-name="P17">Functional-Requirement [status:][name:<text:span text:style-name="T10">editor-proxy</text:span>][description:Provide editor-proxy privileges to an actor to give minimum access to contribute to a specific process (i.e., Questionnaire, Nomination, Review, or Application). Editor-Proxy are tied to a specific instance of a process (i.e., Questionnaire, Nomination, Review, or Application). To elevate privileges, an actor must have (public) + (registrant) plus one or more of the following: (NRHP-PQ), (NRHP-N), (SEC106), (LANDMARK), or (TAX-CREDIT) privileges and must recieve a task/invitation to work on a specfic process (i.e., Questionnaire, Nomination, Review, or Application). Each process instance can have zero, one or more Editor-proxies.]</text:p>
                </text:list-item>
                <text:list-item>
                  <text:p text:style-name="P21"/>
                </text:list-item>
                <text:list-item>
                  <text:p text:style-name="P20"><text:span text:style-name="T17">Functional-Requirement [status:][name: </text:span><text:span text:style-name="T18">instance-final-editor</text:span><text:span text:style-name="T17">] [description: Provide instance-final-editor privileges to provide an actor with minimum access to 'read' a process instance. Instance-final-editor privileges are intended to provide access to read a completed process instance and prohibit any updates or deletion. In addtion, these privileges tie an actor to work that he or she did initiate. To assign instance-final-editor privileges, an approver must approve or deny a process instance. To be granted these privleges the actor must have (public) + (registrant) + (editor) + (instance-editor) privilages.]</text:span></text:p>
                </text:list-item>
                <text:list-item>
                  <text:p text:style-name="P17"/>
                </text:list-item>
                <text:list-item>
                  <text:p text:style-name="P17">Functional-Requirement [status:][name: <text:span text:style-name="T10">instance-final-editor-proxy</text:span>] [description: Provide instance-final-editor-proxy read-only privileges to provide an actor with minimum access to 'read' a process instance. <text:s/>instance-final-editor-proxy privileges are intended to provide access to read a completed process instance and prohibit any updates or deletion. In addtion, these privileges tie an actor to work that he or she did not initiate. To assign instance-final privileges, an approver must approve or deny a process instance.]</text:p>
                </text:list-item>
                <text:list-item>
                  <text:p text:style-name="P21"/>
                </text:list-item>
                <text:list-item>
                  <text:p text:style-name="P6"><text:span text:style-name="T3">Functional-Requirement [status:][name: </text:span><text:span text:style-name="T4">reviewer</text:span><text:span text:style-name="T3">] [description: </text:span><text:span text:style-name="T15">Provide Reviewer privileges, to an actor and give minimum privileges to 'read' and 'comment' on a specific process instance. </text:span><text:span text:style-name="T5">To elevate privileges,</text:span><text:span text:style-name="T15"> an actor must recieve an invitation/task to review a specific processs instance and have (gov) + (registrant) privileges and one or more of the following (NRHP-PQ), (NRHP-N), (SEC106), (LANDMARK), or (TAX-CREDIT) privileges. Zero, one or more reviewers can be assigned to a process instance.</text:span><text:span text:style-name="T3">]</text:span></text:p>
                </text:list-item>
                <text:list-item>
                  <text:p text:style-name="P21"/>
                </text:list-item>
                <text:list-item>
                  <text:p text:style-name="P20"><text:span text:style-name="T17">Functional-Requirement [status:][name: </text:span><text:span text:style-name="T18">instance-reviewer</text:span><text:span text:style-name="T17">] [description: </text:span><text:span text:style-name="T5">Provide instance-reviewer privileges, to an actor and give minimum privileges to 'read' and 'comment' on a specific process instance. To elevate privileges,</text:span><text:span text:style-name="T3"> </text:span><text:span text:style-name="T5">an actor must recieve an invitation/task to review a specific processs instance and have (gov) + (registrant) + (reviewer) privileges and one or more of the following (NRHP-PQ), (NRHP-N), (SEC106), (LANDMARK), or (TAX-CREDIT) privileges. Zero, one or more instance-reviewers can be assigned to a process instance.</text:span><text:span text:style-name="T3"> </text:span><text:span text:style-name="T5">Instance-reveiwer privileges are temporary and tied to the life-cycle of the process-instance. Once a process instance is approved or denied the instance-reviewer's rights are revoked.</text:span><text:span text:style-name="T17">]</text:span></text:p>
                </text:list-item>
                <text:list-item>
                  <text:p text:style-name="P12"/>
                </text:list-item>
                <text:list-item>
                  <text:p text:style-name="P19"><text:span text:style-name="T7">Functional-Requirement [status:][name: </text:span><text:span text:style-name="T11">manager</text:span><text:span text:style-name="T7">] [description:</text:span><text:span text:style-name="T19">Provide an actor manager privileges, to assign process instances to reviewers, to grant legal privileges, and grant audit privileges.  To elevate privileges, an actor must make a request to the system-administrator.  The actor must have (gov) + (registrant) plus one process privileges (i.e., (NRHP-PQ),(HRHP-N),(LANDMARK),(TAX-CREDIT)).  Manager privileges are process specific.</text:span><text:span text:style-name="T7">]</text:span></text:p>
                </text:list-item>
                <text:list-item>
                  <text:p text:style-name="P21"/>
                </text:list-item>
                <text:list-item>
                  <text:p text:style-name="P20"><text:span text:style-name="T17">Functional-Requirement [status:][name: </text:span><text:span text:style-name="T18">approver</text:span><text:span text:style-name="T17">] [description:Provide an actor approver privileges to 'sign-off' or 'approve' on a process instance from the State of Michigan's prospective. <text:s/>To elevate privileges, an actor must recieve an invitation/task to approve a specific processs instance and have (gov) plus (registrant) privileges and one or more of the following: (NRHP-PQ), (NRHP-N), (SEC106), (LANDMARK), or (TAX-CREDIT) privileges. Zero, one or more reviewers can be assigned to a process instance. Approver privileges are temporary and tied to the life-cycle of the process-instance. Once a process instance is approved or denied the approver's rights are revoked.]</text:span></text:p>
                </text:list-item>
                <text:list-item>
                  <text:p text:style-name="P21"/>
                </text:list-item>
                <text:list-item>
                  <text:p text:style-name="P19"><text:span text:style-name="T7">Functional-Requirement [status:][name: </text:span><text:span text:style-name="T11">help-desk</text:span><text:span text:style-name="T7">] [description:</text:span><text:span text:style-name="T19">Provide help-desk privileges to give minimum access to login as a specific actor and perform all tasks except privileges to 'create', 'save', 'update' or 'delete'. Help-desk privilegse are prohibited from altering any process. To elevate privileges, an actor with (gov) + (registrant)plus at least one of the following (NRHP-PQ), (NRHP-N), (SEC106), (LANDMARK), or (TAX-CREDIT) privileges must request privileges from the respective process's manager.</text:span><text:span text:style-name="T7">]</text:span></text:p>
                </text:list-item>
                <text:list-item>
                  <text:p text:style-name="P21"/>
                </text:list-item>
                <text:list-item>
                  <text:p text:style-name="P17">Functional-Requirement [status:][name: <text:span text:style-name="T10">legal</text:span>] [description: Provide legal privileges to provide an actor with minimum access to 'read' a process instance with all included reviewer comments. <text:s/>Legal privileges are intended to provide access to read a all completed process instances and prohibit any updates or deletion. Access for legal privileges must be requested by an actor with (gov) + (registrant) privileges and granted by a manager.]</text:p>
                </text:list-item>
                <text:list-item>
                  <text:p text:style-name="P17"/>
                </text:list-item>
                <text:list-item>
                  <text:p text:style-name="P17">Functional-Requirement [status:][name: <text:span text:style-name="T10">audit</text:span>] [description: Provide read-only privileges to provide an actor with minimum access to 'read' all process instances with all included reviewer comments and history. <text:s/>Audit privileges are intended to provide access to all completed process instances and prohibit any updates or deletion. Access for audit privileges must be requested by an actor with (gov) + (registrant) privileges and granted by a manager.]</text:p>
                </text:list-item>
                <text:list-item>
                  <text:p text:style-name="P21"/>
                </text:list-item>
                <text:list-item>
                  <text:p text:style-name="P21"/>
                </text:list-item>
              </text:list>
            </text:list-item>
          </text:list>
        </text:list-item>
      </text:list>
      <text:p text:style-name="P5"/>
      <text:list xml:id="list35222065" text:continue-numbering="true" text:style-name="L1">
        <text:list-item>
          <text:list>
            <text:list-item>
              <text:p text:style-name="P12"/>
            </text:list-item>
            <text:list-item>
              <text:p text:style-name="P12"/>
            </text:list-item>
            <text:list-item>
              <text:p text:style-name="P12"/>
            </text:list-item>
            <text:list-item>
              <text:p text:style-name="P9">Screen</text:p>
              <text:list>
                <text:list-item>
                  <text:p text:style-name="P12"><text:span text:style-name="T8">Functional</text:span>-Requirement[status:][name: <text:span text:style-name="T10">Header</text:span> <text:s text:c="7"/>][description: Provide a header graphic that Identifies SHPO, MSHDA, and the State of Michigan. <text:s/>Work with SHPO staff to prepare this graphic.]</text:p>
                </text:list-item>
                <text:list-item>
                  <text:p text:style-name="P12"><text:span text:style-name="T8">Functional</text:span>-Requirement[status:][name: <text:span text:style-name="T10">Title</text:span> <text:s text:c="8"/>][description: Provide a title that reflects the focus of the screen.]</text:p>
                </text:list-item>
                <text:list-item>
                  <text:p text:style-name="P12"><text:span text:style-name="T8">Functional</text:span>-Requirement[status:][name: <text:span text:style-name="T10">Navigation</text:span> <text:s text:c="3"/>][description: Provide actor methods to navigate the system.]</text:p>
                </text:list-item>
                <text:list-item>
                  <text:p text:style-name="P12"><text:span text:style-name="T8">Functional</text:span>-Requirement[status:][name: <text:span text:style-name="T10">Introduction</text:span> <text:s/>][description: Provide short introduction for each screen of the system.]</text:p>
                </text:list-item>
                <text:list-item>
                  <text:p text:style-name="P12"><text:span text:style-name="T8">Functional</text:span>-Requirement[status:][name: <text:span text:style-name="T10">Body</text:span> <text:s text:c="23"/>][description: Provide a body area to focus on screen's purpose]</text:p>
                </text:list-item>
                <text:list-item>
                  <text:p text:style-name="P12"><text:span text:style-name="T8">Functional</text:span>-Requirement[status:][name: <text:span text:style-name="T10">Footer</text:span> <text:s text:c="7"/>][description: Provide a State of Michigan footer.]</text:p>
                </text:list-item>
                <text:list-item>
                  <text:p text:style-name="P12"><text:span text:style-name="T8">Functional</text:span>-Requirement[status:][name: <text:span text:style-name="T10">Restrict-Access</text:span>][description: Provide methods to restrict access to a screen.]</text:p>
                </text:list-item>
                <text:list-item>
                  <text:p text:style-name="P12"/>
                </text:list-item>
                <text:list-item>
                  <text:p text:style-name="P12"/>
                </text:list-item>
              </text:list>
            </text:list-item>
            <text:list-item>
              <text:p text:style-name="P9">Screen Components</text:p>
              <text:list>
                <text:list-item>
                  <text:p text:style-name="P9">Navigation</text:p>
                  <text:list>
                    <text:list-item>
                      <text:p text:style-name="P12"><text:span text:style-name="T8">Functional</text:span>-Requirement[status:][name: <text:s text:c="20"/>][description:]</text:p>
                    </text:list-item>
                  </text:list>
                </text:list-item>
                <text:list-item>
                  <text:p text:style-name="P9">Dialogs</text:p>
                  <text:list>
                    <text:list-item>
                      <text:p text:style-name="P12"><text:span text:style-name="T8">Functional</text:span>-Requirement[status:][name: <text:s text:c="20"/>][description:]</text:p>
                    </text:list-item>
                  </text:list>
                </text:list-item>
                <text:list-item>
                  <text:p text:style-name="P9">Lists</text:p>
                  <text:list>
                    <text:list-item>
                      <text:p text:style-name="P12"><text:span text:style-name="T8">Functional</text:span>-Requirement[status:][name: <text:s text:c="20"/>][description:]</text:p>
                    </text:list-item>
                    <text:list-item>
                      <text:p text:style-name="P12"><text:span text:style-name="T8">Functional</text:span>-Requirement[status:][name:TASK-LIST <text:s text:c="11"/>][description:]</text:p>
                    </text:list-item>
                    <text:list-item>
                      <text:p text:style-name="P12"><text:span text:style-name="T8">Functional</text:span>-Requirement[status:][name:ACTIVITY-LIST <text:s text:c="7"/>][description:]</text:p>
                    </text:list-item>
                  </text:list>
                </text:list-item>
                <text:list-item>
                  <text:p text:style-name="P9">Buttons</text:p>
                  <text:list>
                    <text:list-item>
                      <text:p text:style-name="P12"><text:span text:style-name="T8">Functional</text:span>-Requirement[status:][name: <text:s text:c="20"/>][description:]</text:p>
                    </text:list-item>
                  </text:list>
                </text:list-item>
                <text:list-item>
                  <text:p text:style-name="P9">Documents</text:p>
                  <text:list>
                    <text:list-item>
                      <text:p text:style-name="P12"><text:span text:style-name="T8">Functional</text:span>-Requirement[status:][name: <text:s text:c="20"/>][description:]</text:p>
                    </text:list-item>
                  </text:list>
                </text:list-item>
                <text:list-item>
                  <text:p text:style-name="P9">Images</text:p>
                  <text:list>
                    <text:list-item>
                      <text:p text:style-name="P12"><text:span text:style-name="T8">Functional</text:span>-Requirement[status:][name: <text:s text:c="20"/>][description:]</text:p>
                    </text:list-item>
                  </text:list>
                </text:list-item>
                <text:list-item>
                  <text:p text:style-name="P9">Maps</text:p>
                  <text:list>
                    <text:list-item>
                      <text:p text:style-name="P12"><text:span text:style-name="T8">Functional</text:span>-Requirement[status:][name: <text:s text:c="20"/>][description:]</text:p>
                    </text:list-item>
                  </text:list>
                </text:list-item>
                <text:list-item>
                  <text:p text:style-name="P9">Search</text:p>
                  <text:list>
                    <text:list-item>
                      <text:p text:style-name="P12"><text:span text:style-name="T8">Functional</text:span>-Requirement[status:][name: <text:span text:style-name="T10">Geographic-Search</text:span>][description:]</text:p>
                    </text:list-item>
                    <text:list-item>
                      <text:p text:style-name="P12"><text:span text:style-name="T8">Functional</text:span>-Requirement[status:][name: <text:span text:style-name="T10">Keyword-Search</text:span>][description:Provide the ability to ]</text:p>
                    </text:list-item>
                  </text:list>
                </text:list-item>
              </text:list>
            </text:list-item>
            <text:list-item>
              <text:p text:style-name="P9">Screens</text:p>
            </text:list-item>
            <text:list-item>
              <text:p text:style-name="P9">Common Screens</text:p>
              <text:list>
                <text:list-item>
                  <text:p text:style-name="P12">Home-Screen</text:p>
                </text:list-item>
                <text:list-item>
                  <text:p text:style-name="P12">SHPO-Home-Screen</text:p>
                </text:list-item>
                <text:list-item>
                  <text:p text:style-name="P12">Registration-Screen</text:p>
                </text:list-item>
                <text:list-item>
                  <text:p text:style-name="P12">Tasks-Screen</text:p>
                </text:list-item>
                <text:list-item>
                  <text:p text:style-name="P12">Activities-Screen</text:p>
                </text:list-item>
                <text:list-item>
                  <text:p text:style-name="P12">History-Screen</text:p>
                </text:list-item>
                <text:list-item>
                  <text:p text:style-name="P12">Initiate-Screen</text:p>
                </text:list-item>
                <text:list-item>
                  <text:p text:style-name="P12">Review-Screen</text:p>
                </text:list-item>
                <text:list-item>
                  <text:p text:style-name="P12">Closeout-Screen</text:p>
                </text:list-item>
                <text:list-item>
                  <text:p text:style-name="P12">Final-Screen</text:p>
                </text:list-item>
                <text:list-item>
                  <text:p text:style-name="P12"/>
                </text:list-item>
              </text:list>
            </text:list-item>
            <text:list-item>
              <text:p text:style-name="P9">Specific Screens</text:p>
              <text:list>
                <text:list-item>
                  <text:p text:style-name="P12">LandMark-Initiate-Screen</text:p>
                </text:list-item>
                <text:list-item>
                  <text:p text:style-name="P12">LANDMARK-Review-Screen</text:p>
                </text:list-item>
                <text:list-item>
                  <text:p text:style-name="P12">LANDMARK-Activity-Screen</text:p>
                </text:list-item>
                <text:list-item>
                  <text:p text:style-name="P12">LANDMARK-History-Screen</text:p>
                </text:list-item>
                <text:list-item>
                  <text:p text:style-name="P12">LANDMARK-Closeout-Screen</text:p>
                </text:list-item>
                <text:list-item>
                  <text:p text:style-name="P12">LANDMARK-Final-Screen</text:p>
                </text:list-item>
                <text:list-item>
                  <text:p text:style-name="P12"/>
                </text:list-item>
                <text:list-item>
                  <text:p text:style-name="P12">NRHP-N-Initiate-Screen</text:p>
                </text:list-item>
                <text:list-item>
                  <text:p text:style-name="P12">NRHP-N-Review-Screen</text:p>
                </text:list-item>
                <text:list-item>
                  <text:p text:style-name="P12">NRHP-N-Activity-Screen</text:p>
                </text:list-item>
                <text:list-item>
                  <text:p text:style-name="P12">NRHP-N-History-Screen</text:p>
                </text:list-item>
                <text:list-item>
                  <text:p text:style-name="P12">NRHP-N-Closeout-Screen</text:p>
                </text:list-item>
                <text:list-item>
                  <text:p text:style-name="P12">NRHP-N-Final-Screen</text:p>
                </text:list-item>
                <text:list-item>
                  <text:p text:style-name="P12"/>
                </text:list-item>
                <text:list-item>
                  <text:p text:style-name="P12">NRHP-PQ-Initiate-Screen</text:p>
                </text:list-item>
                <text:list-item>
                  <text:p text:style-name="P12">NRHP-PQ-Review-Screen</text:p>
                </text:list-item>
                <text:list-item>
                  <text:p text:style-name="P12">NRHP-PQ-Activity-Screen</text:p>
                </text:list-item>
                <text:list-item>
                  <text:p text:style-name="P12">NRHP-PQ-History-Screen</text:p>
                </text:list-item>
                <text:list-item>
                  <text:p text:style-name="P12">NRHP-PQ-Closeout-Screen</text:p>
                </text:list-item>
                <text:list-item>
                  <text:p text:style-name="P12">NRHP-PQ-Final-Screen</text:p>
                </text:list-item>
                <text:list-item>
                  <text:p text:style-name="P12"/>
                </text:list-item>
                <text:list-item>
                  <text:p text:style-name="P12">Sec106-Initiate-106-Screen</text:p>
                </text:list-item>
                <text:list-item>
                  <text:p text:style-name="P12">Sec106-Review-Screen</text:p>
                </text:list-item>
                <text:list-item>
                  <text:p text:style-name="P12">Sec106-Activity-Screen</text:p>
                </text:list-item>
                <text:list-item>
                  <text:p text:style-name="P12">Sec106-History-Screen</text:p>
                </text:list-item>
                <text:list-item>
                  <text:p text:style-name="P12">Sec106-Closeout-Screen</text:p>
                </text:list-item>
                <text:list-item>
                  <text:p text:style-name="P12">Sec106-Final-Screen</text:p>
                </text:list-item>
                <text:list-item>
                  <text:p text:style-name="P12"/>
                </text:list-item>
                <text:list-item>
                  <text:p text:style-name="P12">TAX-CREDIT-Initiate-Screen</text:p>
                </text:list-item>
                <text:list-item>
                  <text:p text:style-name="P12">TAX-CREDIT-Review-Screen</text:p>
                </text:list-item>
                <text:list-item>
                  <text:p text:style-name="P12">TAX-CREDIT-Activity-Screen</text:p>
                </text:list-item>
                <text:list-item>
                  <text:p text:style-name="P12">TAX-CREDIT-History-Screen</text:p>
                </text:list-item>
                <text:list-item>
                  <text:p text:style-name="P12">Tax-CREDIT-Closeout-Screen</text:p>
                </text:list-item>
                <text:list-item>
                  <text:p text:style-name="P12">Tax-CREDIT-Final-Screen</text:p>
                </text:list-item>
              </text:list>
            </text:list-item>
            <text:list-item>
              <text:p text:style-name="P9">Common Functions</text:p>
              <text:list>
                <text:list-item>
                  <text:p text:style-name="P12">Account Request</text:p>
                </text:list-item>
                <text:list-item>
                  <text:p text:style-name="P12">Document Upload</text:p>
                </text:list-item>
                <text:list-item>
                  <text:p text:style-name="P12">Escalation</text:p>
                </text:list-item>
                <text:list-item>
                  <text:p text:style-name="P12">Image Upload</text:p>
                </text:list-item>
                <text:list-item>
                  <text:p text:style-name="P12">Locate a site as a point</text:p>
                </text:list-item>
                <text:list-item>
                  <text:p text:style-name="P12">Locate as site by an area</text:p>
                </text:list-item>
                <text:list-item>
                  <text:p text:style-name="P12">Locate </text:p>
                </text:list-item>
                <text:list-item>
                  <text:p text:style-name="P12">Draw a site as point</text:p>
                </text:list-item>
                <text:list-item>
                  <text:p text:style-name="P12">Draw a site as area</text:p>
                </text:list-item>
                <text:list-item>
                  <text:p text:style-name="P12">Login</text:p>
                </text:list-item>
                <text:list-item>
                  <text:p text:style-name="P12">Password Reminder</text:p>
                </text:list-item>
                <text:list-item>
                  <text:p text:style-name="P12">Post a document</text:p>
                </text:list-item>
                <text:list-item>
                  <text:p text:style-name="P12">Post a Photograph</text:p>
                </text:list-item>
                <text:list-item>
                  <text:p text:style-name="P12">Request a Helper</text:p>
                </text:list-item>
                <text:list-item>
                  <text:p text:style-name="P12">Search</text:p>
                </text:list-item>
              </text:list>
            </text:list-item>
            <text:list-item>
              <text:p text:style-name="P9">Specific Functions</text:p>
            </text:list-item>
            <text:list-item>
              <text:p text:style-name="P9">Task</text:p>
            </text:list-item>
            <text:list-item>
              <text:p text:style-name="P13">goto link/button</text:p>
            </text:list-item>
            <text:list-item>
              <text:p text:style-name="P13">general task categeory</text:p>
            </text:list-item>
            <text:list-item>
              <text:p text:style-name="P13">specific task description</text:p>
            </text:list-item>
            <text:list-item>
              <text:p text:style-name="P13">Project Identity</text:p>
            </text:list-item>
            <text:list-item>
              <text:p text:style-name="P13">created date</text:p>
            </text:list-item>
            <text:list-item>
              <text:p text:style-name="P13">creator</text:p>
            </text:list-item>
            <text:list-item>
              <text:p text:style-name="P14"/>
            </text:list-item>
            <text:list-item>
              <text:p text:style-name="P9">Tasks</text:p>
              <text:list>
                <text:list-item>
                  <text:p text:style-name="P15">Privilege Request Tasks</text:p>
                  <text:list>
                    <text:list-item>
                      <text:p text:style-name="P12">NRHP-PQ-Privileges-Request-Task [description: A task found in the Task-List. This task is put in the Task-List as a result of completing an actor's registration. This task remains in the task-list until the actor initatates the task and requests NRHP-PQ privileges.]</text:p>
                    </text:list-item>
                    <text:list-item>
                      <text:p text:style-name="P12">NRHP-N-Privileges-Request-Task</text:p>
                    </text:list-item>
                    <text:list-item>
                      <text:p text:style-name="P12">SEC106-Privileges-Request-Task</text:p>
                    </text:list-item>
                    <text:list-item>
                      <text:p text:style-name="P12">LANDMARK-Privileges-Request-Task</text:p>
                    </text:list-item>
                    <text:list-item>
                      <text:p text:style-name="P12">TAX-CREDIT-Privileges-Request-Task</text:p>
                    </text:list-item>
                  </text:list>
                </text:list-item>
                <text:list-item>
                  <text:p text:style-name="P15">Invitation Tasks</text:p>
                  <text:list>
                    <text:list-item>
                      <text:p text:style-name="P12">NRHP-PQ-Invitation-Task [description:]</text:p>
                    </text:list-item>
                    <text:list-item>
                      <text:p text:style-name="P12">NRHP-N-Invitation-Task [description:]</text:p>
                    </text:list-item>
                    <text:list-item>
                      <text:p text:style-name="P12">SEC106-Invitation-Task [description:]</text:p>
                    </text:list-item>
                    <text:list-item>
                      <text:p text:style-name="P12">LANDMARK-Invitation-Task [description:]</text:p>
                    </text:list-item>
                    <text:list-item>
                      <text:p text:style-name="P12">TAX-CREDIT-Invitation-Task [description:]</text:p>
                    </text:list-item>
                  </text:list>
                </text:list-item>
                <text:list-item>
                  <text:p text:style-name="P15">Initate Process Tasks</text:p>
                  <text:list>
                    <text:list-item>
                      <text:p text:style-name="P12">NRHP-PQ-Initate-Task [description:]</text:p>
                    </text:list-item>
                    <text:list-item>
                      <text:p text:style-name="P12">NRHP-N-Initate-Task [description:]</text:p>
                    </text:list-item>
                    <text:list-item>
                      <text:p text:style-name="P12">SEC106-Initate-Task [description:]</text:p>
                    </text:list-item>
                    <text:list-item>
                      <text:p text:style-name="P12">LANDMARK-Initate-Task [description:]</text:p>
                    </text:list-item>
                    <text:list-item>
                      <text:p text:style-name="P12">TAX-CREDIT-Initate-Task [description:]</text:p>
                    </text:list-item>
                  </text:list>
                </text:list-item>
                <text:list-item>
                  <text:p text:style-name="P15">Terminate Process Tasks</text:p>
                  <text:list>
                    <text:list-item>
                      <text:p text:style-name="P12">NRHP-PQ-Terminate-Task [description:]</text:p>
                    </text:list-item>
                    <text:list-item>
                      <text:p text:style-name="P12">NRHP-N-Terminate-Task [description:]</text:p>
                    </text:list-item>
                    <text:list-item>
                      <text:p text:style-name="P12">SEC106-Terminate-Task [description:]</text:p>
                    </text:list-item>
                    <text:list-item>
                      <text:p text:style-name="P12">LANDMARK-Terminate-Task [description:]</text:p>
                    </text:list-item>
                    <text:list-item>
                      <text:p text:style-name="P12">TAX-CREDIT-Terminate-Task [description:]</text:p>
                    </text:list-item>
                    <text:list-item>
                      <text:p text:style-name="P12"/>
                    </text:list-item>
                  </text:list>
                </text:list-item>
              </text:list>
            </text:list-item>
            <text:list-item>
              <text:p text:style-name="P9">Task-List</text:p>
            </text:list-item>
            <text:list-item>
              <text:p text:style-name="P9">Activity</text:p>
            </text:list-item>
            <text:list-item>
              <text:p text:style-name="P9">Activities</text:p>
            </text:list-item>
            <text:list-item>
              <text:p text:style-name="P9">Activity-List</text:p>
            </text:list-item>
          </text:list>
        </text:list-item>
        <text:list-item>
          <text:p text:style-name="P10">Internal Storage</text:p>
          <text:list>
            <text:list-item>
              <text:list>
                <text:list-item>
                  <text:p text:style-name="P11">Map Coordinates</text:p>
                </text:list-item>
                <text:list-item>
                  <text:p text:style-name="P11">Text/Character/Numeric/Bit/Binary</text:p>
                </text:list-item>
                <text:list-item>
                  <text:p text:style-name="P11">Documents</text:p>
                </text:list-item>
                <text:list-item>
                  <text:p text:style-name="P11">Images</text:p>
                </text:list-item>
              </text:list>
            </text:list-item>
            <text:list-item>
              <text:p text:style-name="P10">Geographic Information System (GIS)</text:p>
            </text:list-item>
            <text:list-item>
              <text:p text:style-name="P10">Information-Management</text:p>
              <text:list>
                <text:list-item>
                  <text:p text:style-name="P22">Functional-Requirement[status:][name: Promote-Process-Instance-To-Production][description:]</text:p>
                </text:list-item>
              </text:list>
            </text:list-item>
          </text:list>
        </text:list-item>
      </text:list>
      <text:p text:style-name="P3"/>
      <text:list xml:id="list33252182" text:style-name="L2">
        <text:list-item>
          <text:list>
            <text:list-item>
              <text:list>
                <text:list-header>
                  <text:p text:style-name="P16"/>
                </text:list-header>
              </text:list>
              <text:p text:style-name="P24"/>
            </text:list-item>
          </text:list>
        </text:list-item>
      </text:list>
      <text:p text:style-name="P1"/>
      <text:p text:style-name="P1"/>
      <text:list xml:id="list35206876" text:continue-numbering="true" text:style-name="L2">
        <text:list-item>
          <text:list>
            <text:list-item>
              <text:list>
                <text:list-header>
                  <text:p text:style-name="P24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1" svg:font-family="Consolas, monospace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6DT22H19M35S</meta:editing-duration>
    <meta:editing-cycles>941</meta:editing-cycles>
    <meta:generator>OpenOffice.org/3.3$Win32 OpenOffice.org_project/330m20$Build-9567</meta:generator>
    <dc:date>2012-01-25T15:08:48.55</dc:date>
    <dc:creator>James Wilfong</dc:creator>
    <meta:document-statistic meta:table-count="0" meta:image-count="0" meta:object-count="0" meta:page-count="1" meta:paragraph-count="232" meta:word-count="2689" meta:character-count="25418"/>
    <meta:user-defined meta:name="Info 1"/>
    <meta:user-defined meta:name="Info 2"/>
    <meta:user-defined meta:name="Info 3"/>
    <meta:user-defined meta:name="Info 4"/>
  </office:meta>
</office:document-meta>
</file>